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309in"/>
    </style:style>
    <style:style style:name="ta1co2" style:family="table-column">
      <style:table-column-properties fo:break-before="auto" style:column-width="1.8940000000000001in"/>
    </style:style>
    <style:style style:name="ta1co3" style:family="table-column">
      <style:table-column-properties fo:break-before="auto" style:column-width="2.2390000000000003in"/>
    </style:style>
    <style:style style:name="ta1co4" style:family="table-column">
      <style:table-column-properties fo:break-before="auto" style:column-width="2.515in"/>
    </style:style>
    <style:style style:name="ta1co5" style:family="table-column">
      <style:table-column-properties fo:break-before="auto" style:column-width="1.8940000000000001in"/>
    </style:style>
    <style:style style:name="ta1co6" style:family="table-column">
      <style:table-column-properties fo:break-before="auto" style:column-width="1.8940000000000001in"/>
    </style:style>
    <style:style style:name="ta1co7" style:family="table-column">
      <style:table-column-properties fo:break-before="auto" style:column-width="1.825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0000000000001in"/>
    </style:style>
    <style:style style:name="ta2co3" style:family="table-column">
      <style:table-column-properties fo:break-before="auto" style:column-width="2.2390000000000003in"/>
    </style:style>
    <style:style style:name="ta2co4" style:family="table-column">
      <style:table-column-properties fo:break-before="auto" style:column-width="2.515in"/>
    </style:style>
    <style:style style:name="ta2co5" style:family="table-column">
      <style:table-column-properties fo:break-before="auto" style:column-width="1.8940000000000001in"/>
    </style:style>
    <style:style style:name="ta2co6" style:family="table-column">
      <style:table-column-properties fo:break-before="auto" style:column-width="1.8940000000000001in"/>
    </style:style>
    <style:style style:name="ta2co7" style:family="table-column">
      <style:table-column-properties fo:break-before="auto" style:column-width="1.825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1/setting-hDistance</text:p>
          </table:table-cell>
          <table:table-cell office:value-type="string">
            <text:p>clingo-1/setting-hForbiddenNode</text:p>
          </table:table-cell>
          <table:table-cell office:value-type="string">
            <text:p>clingo-1/setting-hNaivePathDistance</text:p>
          </table:table-cell>
          <table:table-cell office:value-type="string">
            <text:p>clingo-1/setting-hNodeCost</text:p>
          </table:table-cell>
          <table:table-cell office:value-type="string">
            <text:p>clingo-1/setting-hPathArea</text:p>
          </table:table-cell>
          <table:table-cell office:value-type="string">
            <text:p>clingo-1/setting-hStrange</text:p>
          </table:table-cell>
          <table:table-cell office:value-type="string">
            <text:p>min</text:p>
          </table:table-cell>
          <table:table-cell office:value-type="string">
            <text:p>median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</text:p>
          </table:table-cell>
          <table:table-cell office:value-type="string">
            <text:p>time</text:p>
          </table:table-cell>
          <table:table-cell office:value-type="string">
            <text:p>time</text:p>
          </table:table-cell>
          <table:table-cell office:value-type="string">
            <text:p>time</text:p>
          </table:table-cell>
          <table:table-cell office:value-type="string">
            <text:p>time</text:p>
          </table:table-cell>
          <table:table-cell office:value-type="string">
            <text:p>time</text:p>
          </table:table-cell>
          <table:table-cell office:value-type="string">
            <text:p>time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string">
            <text:p>converted/convertedx19_y9_n171_r5_s60_ps3_pr60_u60_o5_N001.lp</text:p>
          </table:table-cell>
          <table:table-cell office:value-type="float" office:value="0.23"/>
          <table:table-cell office:value-type="float" office:value="0.22"/>
          <table:table-cell office:value-type="float" office:value="0.26"/>
          <table:table-cell office:value-type="float" office:value="0.24"/>
          <table:table-cell office:value-type="float" office:value="0.25"/>
          <table:table-cell office:value-type="float" office:value="0.29"/>
          <table:table-cell table:formula="of:=MIN([.$B3];[.$C3];[.$D3];[.$E3];[.$F3];[.$G3])" office:value-type="float"/>
          <table:table-cell table:formula="of:=MEDIAN([.$B3];[.$C3];[.$D3];[.$E3];[.$F3];[.$G3])" office:value-type="float"/>
          <table:table-cell table:formula="of:=MAX([.$B3];[.$C3];[.$D3];[.$E3];[.$F3];[.$G3])" office:value-type="float"/>
        </table:table-row>
        <table:table-row table:style-name="ro1">
          <table:table-cell office:value-type="string">
            <text:p>converted/convertedx19_y9_n171_r5_s60_ps3_pr60_u60_o5_N002.lp</text:p>
          </table:table-cell>
          <table:table-cell office:value-type="float" office:value="0.22"/>
          <table:table-cell office:value-type="float" office:value="0.23"/>
          <table:table-cell office:value-type="float" office:value="0.3"/>
          <table:table-cell office:value-type="float" office:value="0.24"/>
          <table:table-cell office:value-type="float" office:value="0.22"/>
          <table:table-cell office:value-type="float" office:value="0.22"/>
          <table:table-cell table:formula="of:=MIN([.$B4];[.$C4];[.$D4];[.$E4];[.$F4];[.$G4])" office:value-type="float"/>
          <table:table-cell table:formula="of:=MEDIAN([.$B4];[.$C4];[.$D4];[.$E4];[.$F4];[.$G4])" office:value-type="float"/>
          <table:table-cell table:formula="of:=MAX([.$B4];[.$C4];[.$D4];[.$E4];[.$F4];[.$G4])" office:value-type="float"/>
        </table:table-row>
        <table:table-row table:style-name="ro1">
          <table:table-cell office:value-type="string">
            <text:p>converted/convertedx19_y9_n171_r5_s60_ps3_pr60_u60_o5_N003.lp</text:p>
          </table:table-cell>
          <table:table-cell office:value-type="float" office:value="0.25"/>
          <table:table-cell office:value-type="float" office:value="0.24"/>
          <table:table-cell office:value-type="float" office:value="0.24"/>
          <table:table-cell office:value-type="float" office:value="0.22"/>
          <table:table-cell office:value-type="float" office:value="0.22"/>
          <table:table-cell office:value-type="float" office:value="0.22"/>
          <table:table-cell table:formula="of:=MIN([.$B5];[.$C5];[.$D5];[.$E5];[.$F5];[.$G5])" office:value-type="float"/>
          <table:table-cell table:formula="of:=MEDIAN([.$B5];[.$C5];[.$D5];[.$E5];[.$F5];[.$G5])" office:value-type="float"/>
          <table:table-cell table:formula="of:=MAX([.$B5];[.$C5];[.$D5];[.$E5];[.$F5];[.$G5])" office:value-type="float"/>
        </table:table-row>
        <table:table-row table:style-name="ro1">
          <table:table-cell office:value-type="string">
            <text:p>converted/convertedx19_y9_n171_r5_s60_ps3_pr60_u60_o5_N004.lp</text:p>
          </table:table-cell>
          <table:table-cell office:value-type="float" office:value="0.37"/>
          <table:table-cell office:value-type="float" office:value="0.23"/>
          <table:table-cell office:value-type="float" office:value="0.24"/>
          <table:table-cell office:value-type="float" office:value="0.22"/>
          <table:table-cell office:value-type="float" office:value="0.21"/>
          <table:table-cell office:value-type="float" office:value="0.23"/>
          <table:table-cell table:formula="of:=MIN([.$B6];[.$C6];[.$D6];[.$E6];[.$F6];[.$G6])" office:value-type="float"/>
          <table:table-cell table:formula="of:=MEDIAN([.$B6];[.$C6];[.$D6];[.$E6];[.$F6];[.$G6])" office:value-type="float"/>
          <table:table-cell table:formula="of:=MAX([.$B6];[.$C6];[.$D6];[.$E6];[.$F6];[.$G6])" office:value-type="float"/>
        </table:table-row>
        <table:table-row table:style-name="ro1">
          <table:table-cell office:value-type="string">
            <text:p>converted/convertedx19_y9_n171_r5_s60_ps3_pr60_u60_o5_N005.lp</text:p>
          </table:table-cell>
          <table:table-cell office:value-type="float" office:value="0.26"/>
          <table:table-cell office:value-type="float" office:value="0.23"/>
          <table:table-cell office:value-type="float" office:value="0.28"/>
          <table:table-cell office:value-type="float" office:value="0.24"/>
          <table:table-cell office:value-type="float" office:value="0.21"/>
          <table:table-cell office:value-type="float" office:value="0.28"/>
          <table:table-cell table:formula="of:=MIN([.$B7];[.$C7];[.$D7];[.$E7];[.$F7];[.$G7])" office:value-type="float"/>
          <table:table-cell table:formula="of:=MEDIAN([.$B7];[.$C7];[.$D7];[.$E7];[.$F7];[.$G7])" office:value-type="float"/>
          <table:table-cell table:formula="of:=MAX([.$B7];[.$C7];[.$D7];[.$E7];[.$F7];[.$G7])" office:value-type="float"/>
        </table:table-row>
        <table:table-row table:style-name="ro1">
          <table:table-cell office:value-type="string">
            <text:p>converted/convertedx19_y9_n171_r5_s60_ps3_pr60_u60_o5_N006.lp</text:p>
          </table:table-cell>
          <table:table-cell office:value-type="float" office:value="0.22"/>
          <table:table-cell office:value-type="float" office:value="0.22"/>
          <table:table-cell office:value-type="float" office:value="0.24"/>
          <table:table-cell office:value-type="float" office:value="0.21"/>
          <table:table-cell office:value-type="float" office:value="0.23"/>
          <table:table-cell office:value-type="float" office:value="0.23"/>
          <table:table-cell table:formula="of:=MIN([.$B8];[.$C8];[.$D8];[.$E8];[.$F8];[.$G8])" office:value-type="float"/>
          <table:table-cell table:formula="of:=MEDIAN([.$B8];[.$C8];[.$D8];[.$E8];[.$F8];[.$G8])" office:value-type="float"/>
          <table:table-cell table:formula="of:=MAX([.$B8];[.$C8];[.$D8];[.$E8];[.$F8];[.$G8])" office:value-type="float"/>
        </table:table-row>
        <table:table-row table:style-name="ro1">
          <table:table-cell office:value-type="string">
            <text:p>converted/convertedx19_y9_n171_r5_s60_ps3_pr60_u60_o5_N007.lp</text:p>
          </table:table-cell>
          <table:table-cell office:value-type="float" office:value="0.22"/>
          <table:table-cell office:value-type="float" office:value="0.25"/>
          <table:table-cell office:value-type="float" office:value="0.23"/>
          <table:table-cell office:value-type="float" office:value="0.24"/>
          <table:table-cell office:value-type="float" office:value="0.22"/>
          <table:table-cell office:value-type="float" office:value="0.22"/>
          <table:table-cell table:formula="of:=MIN([.$B9];[.$C9];[.$D9];[.$E9];[.$F9];[.$G9])" office:value-type="float"/>
          <table:table-cell table:formula="of:=MEDIAN([.$B9];[.$C9];[.$D9];[.$E9];[.$F9];[.$G9])" office:value-type="float"/>
          <table:table-cell table:formula="of:=MAX([.$B9];[.$C9];[.$D9];[.$E9];[.$F9];[.$G9])" office:value-type="float"/>
        </table:table-row>
        <table:table-row table:style-name="ro1">
          <table:table-cell office:value-type="string">
            <text:p>converted/convertedx19_y9_n171_r5_s60_ps3_pr60_u60_o5_N008.lp</text:p>
          </table:table-cell>
          <table:table-cell office:value-type="float" office:value="0.23"/>
          <table:table-cell office:value-type="float" office:value="0.23"/>
          <table:table-cell office:value-type="float" office:value="0.24"/>
          <table:table-cell office:value-type="float" office:value="0.25"/>
          <table:table-cell office:value-type="float" office:value="0.22"/>
          <table:table-cell office:value-type="float" office:value="0.21"/>
          <table:table-cell table:formula="of:=MIN([.$B10];[.$C10];[.$D10];[.$E10];[.$F10];[.$G10])" office:value-type="float"/>
          <table:table-cell table:formula="of:=MEDIAN([.$B10];[.$C10];[.$D10];[.$E10];[.$F10];[.$G10])" office:value-type="float"/>
          <table:table-cell table:formula="of:=MAX([.$B10];[.$C10];[.$D10];[.$E10];[.$F10];[.$G10])" office:value-type="float"/>
        </table:table-row>
        <table:table-row table:style-name="ro1">
          <table:table-cell office:value-type="string">
            <text:p>converted/convertedx19_y9_n171_r5_s60_ps3_pr60_u60_o5_N009.lp</text:p>
          </table:table-cell>
          <table:table-cell office:value-type="float" office:value="0.22"/>
          <table:table-cell office:value-type="float" office:value="0.21"/>
          <table:table-cell office:value-type="float" office:value="0.23"/>
          <table:table-cell office:value-type="float" office:value="0.22"/>
          <table:table-cell office:value-type="float" office:value="0.23"/>
          <table:table-cell office:value-type="float" office:value="0.2"/>
          <table:table-cell table:formula="of:=MIN([.$B11];[.$C11];[.$D11];[.$E11];[.$F11];[.$G11])" office:value-type="float"/>
          <table:table-cell table:formula="of:=MEDIAN([.$B11];[.$C11];[.$D11];[.$E11];[.$F11];[.$G11])" office:value-type="float"/>
          <table:table-cell table:formula="of:=MAX([.$B11];[.$C11];[.$D11];[.$E11];[.$F11];[.$G11])" office:value-type="float"/>
        </table:table-row>
        <table:table-row table:style-name="ro1">
          <table:table-cell office:value-type="string">
            <text:p>converted/convertedx19_y9_n171_r5_s60_ps3_pr60_u60_o5_N010.lp</text:p>
          </table:table-cell>
          <table:table-cell office:value-type="float" office:value="0.21"/>
          <table:table-cell office:value-type="float" office:value="0.22"/>
          <table:table-cell office:value-type="float" office:value="0.22"/>
          <table:table-cell office:value-type="float" office:value="0.23"/>
          <table:table-cell office:value-type="float" office:value="0.25"/>
          <table:table-cell office:value-type="float" office:value="0.22"/>
          <table:table-cell table:formula="of:=MIN([.$B12];[.$C12];[.$D12];[.$E12];[.$F12];[.$G12])" office:value-type="float"/>
          <table:table-cell table:formula="of:=MEDIAN([.$B12];[.$C12];[.$D12];[.$E12];[.$F12];[.$G12])" office:value-type="float"/>
          <table:table-cell table:formula="of:=MAX([.$B12];[.$C12];[.$D12];[.$E12];[.$F12];[.$G12])" office:value-type="float"/>
        </table:table-row>
        <table:table-row table:style-name="ro1">
          <table:table-cell office:value-type="string">
            <text:p>converted/convertedx19_y9_n171_r5_s60_ps3_pr60_u60_o5_N011.lp</text:p>
          </table:table-cell>
          <table:table-cell office:value-type="float" office:value="0.25"/>
          <table:table-cell office:value-type="float" office:value="0.22"/>
          <table:table-cell office:value-type="float" office:value="0.23"/>
          <table:table-cell office:value-type="float" office:value="0.26"/>
          <table:table-cell office:value-type="float" office:value="0.22"/>
          <table:table-cell office:value-type="float" office:value="0.24"/>
          <table:table-cell table:formula="of:=MIN([.$B13];[.$C13];[.$D13];[.$E13];[.$F13];[.$G13])" office:value-type="float"/>
          <table:table-cell table:formula="of:=MEDIAN([.$B13];[.$C13];[.$D13];[.$E13];[.$F13];[.$G13])" office:value-type="float"/>
          <table:table-cell table:formula="of:=MAX([.$B13];[.$C13];[.$D13];[.$E13];[.$F13];[.$G13])" office:value-type="float"/>
        </table:table-row>
        <table:table-row table:style-name="ro1">
          <table:table-cell office:value-type="string">
            <text:p>converted/convertedx19_y9_n171_r5_s60_ps3_pr60_u60_o5_N012.lp</text:p>
          </table:table-cell>
          <table:table-cell office:value-type="float" office:value="0.26"/>
          <table:table-cell office:value-type="float" office:value="0.22"/>
          <table:table-cell office:value-type="float" office:value="0.23"/>
          <table:table-cell office:value-type="float" office:value="0.23"/>
          <table:table-cell office:value-type="float" office:value="0.25"/>
          <table:table-cell office:value-type="float" office:value="0.22"/>
          <table:table-cell table:formula="of:=MIN([.$B14];[.$C14];[.$D14];[.$E14];[.$F14];[.$G14])" office:value-type="float"/>
          <table:table-cell table:formula="of:=MEDIAN([.$B14];[.$C14];[.$D14];[.$E14];[.$F14];[.$G14])" office:value-type="float"/>
          <table:table-cell table:formula="of:=MAX([.$B14];[.$C14];[.$D14];[.$E14];[.$F14];[.$G14])" office:value-type="float"/>
        </table:table-row>
        <table:table-row table:style-name="ro1">
          <table:table-cell office:value-type="string">
            <text:p>converted/convertedx19_y9_n171_r5_s60_ps3_pr60_u60_o5_N013.lp</text:p>
          </table:table-cell>
          <table:table-cell office:value-type="float" office:value="0.25"/>
          <table:table-cell office:value-type="float" office:value="0.27"/>
          <table:table-cell office:value-type="float" office:value="0.22"/>
          <table:table-cell office:value-type="float" office:value="0.26"/>
          <table:table-cell office:value-type="float" office:value="0.21"/>
          <table:table-cell office:value-type="float" office:value="0.22"/>
          <table:table-cell table:formula="of:=MIN([.$B15];[.$C15];[.$D15];[.$E15];[.$F15];[.$G15])" office:value-type="float"/>
          <table:table-cell table:formula="of:=MEDIAN([.$B15];[.$C15];[.$D15];[.$E15];[.$F15];[.$G15])" office:value-type="float"/>
          <table:table-cell table:formula="of:=MAX([.$B15];[.$C15];[.$D15];[.$E15];[.$F15];[.$G15])" office:value-type="float"/>
        </table:table-row>
        <table:table-row table:style-name="ro1">
          <table:table-cell office:value-type="string">
            <text:p>converted/convertedx19_y9_n171_r5_s60_ps3_pr60_u60_o5_N014.lp</text:p>
          </table:table-cell>
          <table:table-cell office:value-type="float" office:value="0.24"/>
          <table:table-cell office:value-type="float" office:value="0.21"/>
          <table:table-cell office:value-type="float" office:value="0.23"/>
          <table:table-cell office:value-type="float" office:value="0.24"/>
          <table:table-cell office:value-type="float" office:value="0.21"/>
          <table:table-cell office:value-type="float" office:value="0.23"/>
          <table:table-cell table:formula="of:=MIN([.$B16];[.$C16];[.$D16];[.$E16];[.$F16];[.$G16])" office:value-type="float"/>
          <table:table-cell table:formula="of:=MEDIAN([.$B16];[.$C16];[.$D16];[.$E16];[.$F16];[.$G16])" office:value-type="float"/>
          <table:table-cell table:formula="of:=MAX([.$B16];[.$C16];[.$D16];[.$E16];[.$F16];[.$G16])" office:value-type="float"/>
        </table:table-row>
        <table:table-row table:style-name="ro1">
          <table:table-cell office:value-type="string">
            <text:p>converted/convertedx19_y9_n171_r5_s60_ps3_pr60_u60_o5_N015.lp</text:p>
          </table:table-cell>
          <table:table-cell office:value-type="float" office:value="0.21"/>
          <table:table-cell office:value-type="float" office:value="0.21"/>
          <table:table-cell office:value-type="float" office:value="0.23"/>
          <table:table-cell office:value-type="float" office:value="0.24"/>
          <table:table-cell office:value-type="float" office:value="0.23"/>
          <table:table-cell office:value-type="float" office:value="0.23"/>
          <table:table-cell table:formula="of:=MIN([.$B17];[.$C17];[.$D17];[.$E17];[.$F17];[.$G17])" office:value-type="float"/>
          <table:table-cell table:formula="of:=MEDIAN([.$B17];[.$C17];[.$D17];[.$E17];[.$F17];[.$G17])" office:value-type="float"/>
          <table:table-cell table:formula="of:=MAX([.$B17];[.$C17];[.$D17];[.$E17];[.$F17];[.$G17])" office:value-type="float"/>
        </table:table-row>
        <table:table-row table:style-name="ro1">
          <table:table-cell office:value-type="string">
            <text:p>converted/convertedx19_y9_n171_r5_s60_ps3_pr60_u60_o5_N016.lp</text:p>
          </table:table-cell>
          <table:table-cell office:value-type="float" office:value="0.23"/>
          <table:table-cell office:value-type="float" office:value="0.25"/>
          <table:table-cell office:value-type="float" office:value="0.24"/>
          <table:table-cell office:value-type="float" office:value="0.21"/>
          <table:table-cell office:value-type="float" office:value="0.22"/>
          <table:table-cell office:value-type="float" office:value="0.21"/>
          <table:table-cell table:formula="of:=MIN([.$B18];[.$C18];[.$D18];[.$E18];[.$F18];[.$G18])" office:value-type="float"/>
          <table:table-cell table:formula="of:=MEDIAN([.$B18];[.$C18];[.$D18];[.$E18];[.$F18];[.$G18])" office:value-type="float"/>
          <table:table-cell table:formula="of:=MAX([.$B18];[.$C18];[.$D18];[.$E18];[.$F18];[.$G18])" office:value-type="float"/>
        </table:table-row>
        <table:table-row table:style-name="ro1">
          <table:table-cell office:value-type="string">
            <text:p>converted/convertedx19_y9_n171_r5_s60_ps3_pr60_u60_o5_N017.lp</text:p>
          </table:table-cell>
          <table:table-cell office:value-type="float" office:value="0.24"/>
          <table:table-cell office:value-type="float" office:value="0.21"/>
          <table:table-cell office:value-type="float" office:value="0.24"/>
          <table:table-cell office:value-type="float" office:value="0.24"/>
          <table:table-cell office:value-type="float" office:value="0.23"/>
          <table:table-cell office:value-type="float" office:value="0.23"/>
          <table:table-cell table:formula="of:=MIN([.$B19];[.$C19];[.$D19];[.$E19];[.$F19];[.$G19])" office:value-type="float"/>
          <table:table-cell table:formula="of:=MEDIAN([.$B19];[.$C19];[.$D19];[.$E19];[.$F19];[.$G19])" office:value-type="float"/>
          <table:table-cell table:formula="of:=MAX([.$B19];[.$C19];[.$D19];[.$E19];[.$F19];[.$G19])" office:value-type="float"/>
        </table:table-row>
        <table:table-row table:style-name="ro1">
          <table:table-cell office:value-type="string">
            <text:p>converted/convertedx19_y9_n171_r5_s60_ps3_pr60_u60_o5_N018.lp</text:p>
          </table:table-cell>
          <table:table-cell office:value-type="float" office:value="0.22"/>
          <table:table-cell office:value-type="float" office:value="0.23"/>
          <table:table-cell office:value-type="float" office:value="0.27"/>
          <table:table-cell office:value-type="float" office:value="0.26"/>
          <table:table-cell office:value-type="float" office:value="0.22"/>
          <table:table-cell office:value-type="float" office:value="0.22"/>
          <table:table-cell table:formula="of:=MIN([.$B20];[.$C20];[.$D20];[.$E20];[.$F20];[.$G20])" office:value-type="float"/>
          <table:table-cell table:formula="of:=MEDIAN([.$B20];[.$C20];[.$D20];[.$E20];[.$F20];[.$G20])" office:value-type="float"/>
          <table:table-cell table:formula="of:=MAX([.$B20];[.$C20];[.$D20];[.$E20];[.$F20];[.$G20])" office:value-type="float"/>
        </table:table-row>
        <table:table-row table:style-name="ro1">
          <table:table-cell office:value-type="string">
            <text:p>converted/convertedx19_y9_n171_r5_s60_ps3_pr60_u60_o5_N019.lp</text:p>
          </table:table-cell>
          <table:table-cell office:value-type="float" office:value="0.22"/>
          <table:table-cell office:value-type="float" office:value="0.21"/>
          <table:table-cell office:value-type="float" office:value="0.26"/>
          <table:table-cell office:value-type="float" office:value="0.22"/>
          <table:table-cell office:value-type="float" office:value="0.23"/>
          <table:table-cell office:value-type="float" office:value="0.25"/>
          <table:table-cell table:formula="of:=MIN([.$B21];[.$C21];[.$D21];[.$E21];[.$F21];[.$G21])" office:value-type="float"/>
          <table:table-cell table:formula="of:=MEDIAN([.$B21];[.$C21];[.$D21];[.$E21];[.$F21];[.$G21])" office:value-type="float"/>
          <table:table-cell table:formula="of:=MAX([.$B21];[.$C21];[.$D21];[.$E21];[.$F21];[.$G21])" office:value-type="float"/>
        </table:table-row>
        <table:table-row table:style-name="ro1">
          <table:table-cell office:value-type="string">
            <text:p>converted/convertedx19_y9_n171_r5_s60_ps3_pr60_u60_o5_N020.lp</text:p>
          </table:table-cell>
          <table:table-cell office:value-type="float" office:value="0.23"/>
          <table:table-cell office:value-type="float" office:value="0.25"/>
          <table:table-cell office:value-type="float" office:value="0.24"/>
          <table:table-cell office:value-type="float" office:value="0.22"/>
          <table:table-cell office:value-type="float" office:value="0.23"/>
          <table:table-cell office:value-type="float" office:value="0.21"/>
          <table:table-cell table:formula="of:=MIN([.$B22];[.$C22];[.$D22];[.$E22];[.$F22];[.$G22])" office:value-type="float"/>
          <table:table-cell table:formula="of:=MEDIAN([.$B22];[.$C22];[.$D22];[.$E22];[.$F22];[.$G22])" office:value-type="float"/>
          <table:table-cell table:formula="of:=MAX([.$B22];[.$C22];[.$D22];[.$E22];[.$F22];[.$G22])" office:value-type="float"/>
        </table:table-row>
        <table:table-row table:style-name="ro1">
          <table:table-cell office:value-type="string">
            <text:p>converted/convertedx19_y9_n171_r5_s60_ps3_pr60_u60_o5_N021.lp</text:p>
          </table:table-cell>
          <table:table-cell office:value-type="float" office:value="0.22"/>
          <table:table-cell office:value-type="float" office:value="0.24"/>
          <table:table-cell office:value-type="float" office:value="0.23"/>
          <table:table-cell office:value-type="float" office:value="0.26"/>
          <table:table-cell office:value-type="float" office:value="0.24"/>
          <table:table-cell office:value-type="float" office:value="0.25"/>
          <table:table-cell table:formula="of:=MIN([.$B23];[.$C23];[.$D23];[.$E23];[.$F23];[.$G23])" office:value-type="float"/>
          <table:table-cell table:formula="of:=MEDIAN([.$B23];[.$C23];[.$D23];[.$E23];[.$F23];[.$G23])" office:value-type="float"/>
          <table:table-cell table:formula="of:=MAX([.$B23];[.$C23];[.$D23];[.$E23];[.$F23];[.$G23])" office:value-type="float"/>
        </table:table-row>
        <table:table-row table:style-name="ro1">
          <table:table-cell office:value-type="string">
            <text:p>converted/convertedx19_y9_n171_r5_s60_ps3_pr60_u60_o5_N022.lp</text:p>
          </table:table-cell>
          <table:table-cell office:value-type="float" office:value="0.25"/>
          <table:table-cell office:value-type="float" office:value="0.22"/>
          <table:table-cell office:value-type="float" office:value="0.26"/>
          <table:table-cell office:value-type="float" office:value="0.21"/>
          <table:table-cell office:value-type="float" office:value="0.23"/>
          <table:table-cell office:value-type="float" office:value="0.24"/>
          <table:table-cell table:formula="of:=MIN([.$B24];[.$C24];[.$D24];[.$E24];[.$F24];[.$G24])" office:value-type="float"/>
          <table:table-cell table:formula="of:=MEDIAN([.$B24];[.$C24];[.$D24];[.$E24];[.$F24];[.$G24])" office:value-type="float"/>
          <table:table-cell table:formula="of:=MAX([.$B24];[.$C24];[.$D24];[.$E24];[.$F24];[.$G24])" office:value-type="float"/>
        </table:table-row>
        <table:table-row table:style-name="ro1">
          <table:table-cell office:value-type="string">
            <text:p>converted/convertedx19_y9_n171_r5_s60_ps3_pr60_u60_o5_N023.lp</text:p>
          </table:table-cell>
          <table:table-cell office:value-type="float" office:value="0.26"/>
          <table:table-cell office:value-type="float" office:value="0.24"/>
          <table:table-cell office:value-type="float" office:value="0.26"/>
          <table:table-cell office:value-type="float" office:value="0.22"/>
          <table:table-cell office:value-type="float" office:value="0.22"/>
          <table:table-cell office:value-type="float" office:value="0.23"/>
          <table:table-cell table:formula="of:=MIN([.$B25];[.$C25];[.$D25];[.$E25];[.$F25];[.$G25])" office:value-type="float"/>
          <table:table-cell table:formula="of:=MEDIAN([.$B25];[.$C25];[.$D25];[.$E25];[.$F25];[.$G25])" office:value-type="float"/>
          <table:table-cell table:formula="of:=MAX([.$B25];[.$C25];[.$D25];[.$E25];[.$F25];[.$G25])" office:value-type="float"/>
        </table:table-row>
        <table:table-row table:style-name="ro1">
          <table:table-cell office:value-type="string">
            <text:p>converted/convertedx19_y9_n171_r5_s60_ps3_pr60_u60_o5_N024.lp</text:p>
          </table:table-cell>
          <table:table-cell office:value-type="float" office:value="0.21"/>
          <table:table-cell office:value-type="float" office:value="0.21"/>
          <table:table-cell office:value-type="float" office:value="0.29"/>
          <table:table-cell office:value-type="float" office:value="0.23"/>
          <table:table-cell office:value-type="float" office:value="0.22"/>
          <table:table-cell office:value-type="float" office:value="0.24"/>
          <table:table-cell table:formula="of:=MIN([.$B26];[.$C26];[.$D26];[.$E26];[.$F26];[.$G26])" office:value-type="float"/>
          <table:table-cell table:formula="of:=MEDIAN([.$B26];[.$C26];[.$D26];[.$E26];[.$F26];[.$G26])" office:value-type="float"/>
          <table:table-cell table:formula="of:=MAX([.$B26];[.$C26];[.$D26];[.$E26];[.$F26];[.$G26])" office:value-type="float"/>
        </table:table-row>
        <table:table-row table:style-name="ro1">
          <table:table-cell office:value-type="string">
            <text:p>converted/convertedx19_y9_n171_r5_s60_ps3_pr60_u60_o5_N025.lp</text:p>
          </table:table-cell>
          <table:table-cell office:value-type="float" office:value="0.23"/>
          <table:table-cell office:value-type="float" office:value="0.22"/>
          <table:table-cell office:value-type="float" office:value="0.29"/>
          <table:table-cell office:value-type="float" office:value="0.24"/>
          <table:table-cell office:value-type="float" office:value="0.23"/>
          <table:table-cell office:value-type="float" office:value="0.22"/>
          <table:table-cell table:formula="of:=MIN([.$B27];[.$C27];[.$D27];[.$E27];[.$F27];[.$G27])" office:value-type="float"/>
          <table:table-cell table:formula="of:=MEDIAN([.$B27];[.$C27];[.$D27];[.$E27];[.$F27];[.$G27])" office:value-type="float"/>
          <table:table-cell table:formula="of:=MAX([.$B27];[.$C27];[.$D27];[.$E27];[.$F27];[.$G27])" office:value-type="float"/>
        </table:table-row>
        <table:table-row table:style-name="ro1">
          <table:table-cell office:value-type="string">
            <text:p>converted/convertedx19_y9_n171_r5_s60_ps3_pr60_u60_o5_N026.lp</text:p>
          </table:table-cell>
          <table:table-cell office:value-type="float" office:value="0.26"/>
          <table:table-cell office:value-type="float" office:value="0.23"/>
          <table:table-cell office:value-type="float" office:value="0.24"/>
          <table:table-cell office:value-type="float" office:value="0.23"/>
          <table:table-cell office:value-type="float" office:value="0.22"/>
          <table:table-cell office:value-type="float" office:value="0.22"/>
          <table:table-cell table:formula="of:=MIN([.$B28];[.$C28];[.$D28];[.$E28];[.$F28];[.$G28])" office:value-type="float"/>
          <table:table-cell table:formula="of:=MEDIAN([.$B28];[.$C28];[.$D28];[.$E28];[.$F28];[.$G28])" office:value-type="float"/>
          <table:table-cell table:formula="of:=MAX([.$B28];[.$C28];[.$D28];[.$E28];[.$F28];[.$G28])" office:value-type="float"/>
        </table:table-row>
        <table:table-row table:style-name="ro1">
          <table:table-cell office:value-type="string">
            <text:p>converted/convertedx19_y9_n171_r5_s60_ps3_pr60_u60_o5_N027.lp</text:p>
          </table:table-cell>
          <table:table-cell office:value-type="float" office:value="0.27"/>
          <table:table-cell office:value-type="float" office:value="0.24"/>
          <table:table-cell office:value-type="float" office:value="0.24"/>
          <table:table-cell office:value-type="float" office:value="0.21"/>
          <table:table-cell office:value-type="float" office:value="0.22"/>
          <table:table-cell office:value-type="float" office:value="0.23"/>
          <table:table-cell table:formula="of:=MIN([.$B29];[.$C29];[.$D29];[.$E29];[.$F29];[.$G29])" office:value-type="float"/>
          <table:table-cell table:formula="of:=MEDIAN([.$B29];[.$C29];[.$D29];[.$E29];[.$F29];[.$G29])" office:value-type="float"/>
          <table:table-cell table:formula="of:=MAX([.$B29];[.$C29];[.$D29];[.$E29];[.$F29];[.$G29])" office:value-type="float"/>
        </table:table-row>
        <table:table-row table:style-name="ro1">
          <table:table-cell office:value-type="string">
            <text:p>converted/convertedx19_y9_n171_r5_s60_ps3_pr60_u60_o5_N028.lp</text:p>
          </table:table-cell>
          <table:table-cell office:value-type="float" office:value="0.25"/>
          <table:table-cell office:value-type="float" office:value="0.25"/>
          <table:table-cell office:value-type="float" office:value="0.24"/>
          <table:table-cell office:value-type="float" office:value="0.26"/>
          <table:table-cell office:value-type="float" office:value="0.24"/>
          <table:table-cell office:value-type="float" office:value="0.23"/>
          <table:table-cell table:formula="of:=MIN([.$B30];[.$C30];[.$D30];[.$E30];[.$F30];[.$G30])" office:value-type="float"/>
          <table:table-cell table:formula="of:=MEDIAN([.$B30];[.$C30];[.$D30];[.$E30];[.$F30];[.$G30])" office:value-type="float"/>
          <table:table-cell table:formula="of:=MAX([.$B30];[.$C30];[.$D30];[.$E30];[.$F30];[.$G30])" office:value-type="float"/>
        </table:table-row>
        <table:table-row table:style-name="ro1">
          <table:table-cell office:value-type="string">
            <text:p>converted/convertedx19_y9_n171_r5_s60_ps3_pr60_u60_o5_N029.lp</text:p>
          </table:table-cell>
          <table:table-cell office:value-type="float" office:value="0.25"/>
          <table:table-cell office:value-type="float" office:value="0.22"/>
          <table:table-cell office:value-type="float" office:value="0.29"/>
          <table:table-cell office:value-type="float" office:value="0.23"/>
          <table:table-cell office:value-type="float" office:value="0.23"/>
          <table:table-cell office:value-type="float" office:value="0.21"/>
          <table:table-cell table:formula="of:=MIN([.$B31];[.$C31];[.$D31];[.$E31];[.$F31];[.$G31])" office:value-type="float"/>
          <table:table-cell table:formula="of:=MEDIAN([.$B31];[.$C31];[.$D31];[.$E31];[.$F31];[.$G31])" office:value-type="float"/>
          <table:table-cell table:formula="of:=MAX([.$B31];[.$C31];[.$D31];[.$E31];[.$F31];[.$G31])" office:value-type="float"/>
        </table:table-row>
        <table:table-row table:style-name="ro1">
          <table:table-cell office:value-type="string">
            <text:p>converted/convertedx19_y9_n171_r5_s60_ps3_pr60_u60_o5_N030.lp</text:p>
          </table:table-cell>
          <table:table-cell office:value-type="float" office:value="0.26"/>
          <table:table-cell office:value-type="float" office:value="0.21"/>
          <table:table-cell office:value-type="float" office:value="0.25"/>
          <table:table-cell office:value-type="float" office:value="0.23"/>
          <table:table-cell office:value-type="float" office:value="0.27"/>
          <table:table-cell office:value-type="float" office:value="0.25"/>
          <table:table-cell table:formula="of:=MIN([.$B32];[.$C32];[.$D32];[.$E32];[.$F32];[.$G32])" office:value-type="float"/>
          <table:table-cell table:formula="of:=MEDIAN([.$B32];[.$C32];[.$D32];[.$E32];[.$F32];[.$G32])" office:value-type="float"/>
          <table:table-cell table:formula="of:=MAX([.$B32];[.$C32];[.$D32];[.$E32];[.$F32];[.$G3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2])" office:value-type="float"/>
          <table:table-cell table:formula="of:=SUM([.C3:.C32])" office:value-type="float"/>
          <table:table-cell table:formula="of:=SUM([.D3:.D32])" office:value-type="float"/>
          <table:table-cell table:formula="of:=SUM([.E3:.E32])" office:value-type="float"/>
          <table:table-cell table:formula="of:=SUM([.F3:.F32])" office:value-type="float"/>
          <table:table-cell table:formula="of:=SUM([.G3:.G32])" office:value-type="float"/>
          <table:table-cell table:formula="of:=SUM([.H3:.H32])" office:value-type="float"/>
          <table:table-cell table:formula="of:=SUM([.I3:.I32])" office:value-type="float"/>
          <table:table-cell table:formula="of:=SUM([.J3:.J3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/>
          <table:table-cell table:formula="of:=AVERAGE([.C3:.C32])" office:value-type="float"/>
          <table:table-cell table:formula="of:=AVERAGE([.D3:.D32])" office:value-type="float"/>
          <table:table-cell table:formula="of:=AVERAGE([.E3:.E32])" office:value-type="float"/>
          <table:table-cell table:formula="of:=AVERAGE([.F3:.F32])" office:value-type="float"/>
          <table:table-cell table:formula="of:=AVERAGE([.G3:.G32])" office:value-type="float"/>
          <table:table-cell table:formula="of:=AVERAGE([.H3:.H32])" office:value-type="float"/>
          <table:table-cell table:formula="of:=AVERAGE([.I3:.I32])" office:value-type="float"/>
          <table:table-cell table:formula="of:=AVERAGE([.J3:.J3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/>
          <table:table-cell table:formula="of:=STDEV([.C3:.C32])" office:value-type="float"/>
          <table:table-cell table:formula="of:=STDEV([.D3:.D32])" office:value-type="float"/>
          <table:table-cell table:formula="of:=STDEV([.E3:.E32])" office:value-type="float"/>
          <table:table-cell table:formula="of:=STDEV([.F3:.F32])" office:value-type="float"/>
          <table:table-cell table:formula="of:=STDEV([.G3:.G32])" office:value-type="float"/>
          <table:table-cell table:formula="of:=STDEV([.H3:.H32])" office:value-type="float"/>
          <table:table-cell table:formula="of:=STDEV([.I3:.I32])" office:value-type="float"/>
          <table:table-cell table:formula="of:=STDEV([.J3:.J3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H3:.$H32])^2)^0.5" office:value-type="float"/>
          <table:table-cell table:number-matrix-columns-spanned="1" table:number-matrix-rows-spanned="1" table:formula="of:=SUM(([.C3:.C32]-[.$H3:.$H32])^2)^0.5" office:value-type="float"/>
          <table:table-cell table:number-matrix-columns-spanned="1" table:number-matrix-rows-spanned="1" table:formula="of:=SUM(([.D3:.D32]-[.$H3:.$H32])^2)^0.5" office:value-type="float"/>
          <table:table-cell table:number-matrix-columns-spanned="1" table:number-matrix-rows-spanned="1" table:formula="of:=SUM(([.E3:.E32]-[.$H3:.$H32])^2)^0.5" office:value-type="float"/>
          <table:table-cell table:number-matrix-columns-spanned="1" table:number-matrix-rows-spanned="1" table:formula="of:=SUM(([.F3:.F32]-[.$H3:.$H32])^2)^0.5" office:value-type="float"/>
          <table:table-cell table:number-matrix-columns-spanned="1" table:number-matrix-rows-spanned="1" table:formula="of:=SUM(([.G3:.G32]-[.$H3:.$H3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2]=[.$H3:.$H32])" office:value-type="float"/>
          <table:table-cell table:number-matrix-columns-spanned="1" table:number-matrix-rows-spanned="1" table:formula="of:=SUM([.C3:.C32]=[.$H3:.$H32])" office:value-type="float"/>
          <table:table-cell table:style-name="cellWorst" table:number-matrix-columns-spanned="1" table:number-matrix-rows-spanned="1" table:formula="of:=SUM([.D3:.D32]=[.$H3:.$H32])" office:value-type="float"/>
          <table:table-cell table:number-matrix-columns-spanned="1" table:number-matrix-rows-spanned="1" table:formula="of:=SUM([.E3:.E32]=[.$H3:.$H32])" office:value-type="float"/>
          <table:table-cell table:number-matrix-columns-spanned="1" table:number-matrix-rows-spanned="1" table:formula="of:=SUM([.F3:.F32]=[.$H3:.$H32])" office:value-type="float"/>
          <table:table-cell table:style-name="cellBest" table:number-matrix-columns-spanned="1" table:number-matrix-rows-spanned="1" table:formula="of:=SUM([.G3:.G32]=[.$H3:.$H3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2]&lt;[.$I3:.$I32])" office:value-type="float"/>
          <table:table-cell table:number-matrix-columns-spanned="1" table:number-matrix-rows-spanned="1" table:formula="of:=SUM([.C3:.C32]&lt;[.$I3:.$I32])" office:value-type="float"/>
          <table:table-cell table:style-name="cellWorst" table:number-matrix-columns-spanned="1" table:number-matrix-rows-spanned="1" table:formula="of:=SUM([.D3:.D32]&lt;[.$I3:.$I32])" office:value-type="float"/>
          <table:table-cell table:number-matrix-columns-spanned="1" table:number-matrix-rows-spanned="1" table:formula="of:=SUM([.E3:.E32]&lt;[.$I3:.$I32])" office:value-type="float"/>
          <table:table-cell table:style-name="cellBest" table:number-matrix-columns-spanned="1" table:number-matrix-rows-spanned="1" table:formula="of:=SUM([.F3:.F32]&lt;[.$I3:.$I32])" office:value-type="float"/>
          <table:table-cell table:number-matrix-columns-spanned="1" table:number-matrix-rows-spanned="1" table:formula="of:=SUM([.G3:.G32]&lt;[.$I3:.$I3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2]&gt;[.$I3:.$I32])" office:value-type="float"/>
          <table:table-cell table:number-matrix-columns-spanned="1" table:number-matrix-rows-spanned="1" table:formula="of:=SUM([.C3:.C32]&gt;[.$I3:.$I32])" office:value-type="float"/>
          <table:table-cell table:style-name="cellWorst" table:number-matrix-columns-spanned="1" table:number-matrix-rows-spanned="1" table:formula="of:=SUM([.D3:.D32]&gt;[.$I3:.$I32])" office:value-type="float"/>
          <table:table-cell table:number-matrix-columns-spanned="1" table:number-matrix-rows-spanned="1" table:formula="of:=SUM([.E3:.E32]&gt;[.$I3:.$I32])" office:value-type="float"/>
          <table:table-cell table:style-name="cellBest" table:number-matrix-columns-spanned="1" table:number-matrix-rows-spanned="1" table:formula="of:=SUM([.F3:.F32]&gt;[.$I3:.$I32])" office:value-type="float"/>
          <table:table-cell table:number-matrix-columns-spanned="1" table:number-matrix-rows-spanned="1" table:formula="of:=SUM([.G3:.G32]&gt;[.$I3:.$I3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J3:.$J32])" office:value-type="float"/>
          <table:table-cell table:number-matrix-columns-spanned="1" table:number-matrix-rows-spanned="1" table:formula="of:=SUM([.C3:.C32]=[.$J3:.$J32])" office:value-type="float"/>
          <table:table-cell table:style-name="cellWorst" table:number-matrix-columns-spanned="1" table:number-matrix-rows-spanned="1" table:formula="of:=SUM([.D3:.D32]=[.$J3:.$J32])" office:value-type="float"/>
          <table:table-cell table:number-matrix-columns-spanned="1" table:number-matrix-rows-spanned="1" table:formula="of:=SUM([.E3:.E32]=[.$J3:.$J32])" office:value-type="float"/>
          <table:table-cell table:number-matrix-columns-spanned="1" table:number-matrix-rows-spanned="1" table:formula="of:=SUM([.F3:.F32]=[.$J3:.$J32])" office:value-type="float"/>
          <table:table-cell table:style-name="cellBest" table:number-matrix-columns-spanned="1" table:number-matrix-rows-spanned="1" table:formula="of:=SUM([.G3:.G32]=[.$J3:.$J3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1/setting-hDistance</text:p>
          </table:table-cell>
          <table:table-cell office:value-type="string">
            <text:p>clingo-1/setting-hForbiddenNode</text:p>
          </table:table-cell>
          <table:table-cell office:value-type="string">
            <text:p>clingo-1/setting-hNaivePathDistance</text:p>
          </table:table-cell>
          <table:table-cell office:value-type="string">
            <text:p>clingo-1/setting-hNodeCost</text:p>
          </table:table-cell>
          <table:table-cell office:value-type="string">
            <text:p>clingo-1/setting-hPathArea</text:p>
          </table:table-cell>
          <table:table-cell office:value-type="string">
            <text:p>clingo-1/setting-hStrange</text:p>
          </table:table-cell>
          <table:table-cell office:value-type="string">
            <text:p>min</text:p>
          </table:table-cell>
          <table:table-cell office:value-type="string">
            <text:p>median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</text:p>
          </table:table-cell>
          <table:table-cell office:value-type="string">
            <text:p>time</text:p>
          </table:table-cell>
          <table:table-cell office:value-type="string">
            <text:p>time</text:p>
          </table:table-cell>
          <table:table-cell office:value-type="string">
            <text:p>time</text:p>
          </table:table-cell>
          <table:table-cell office:value-type="string">
            <text:p>time</text:p>
          </table:table-cell>
          <table:table-cell office:value-type="string">
            <text:p>time</text:p>
          </table:table-cell>
          <table:table-cell office:value-type="string">
            <text:p>time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string">
            <text:p>converted</text:p>
          </table:table-cell>
          <table:table-cell table:formula="of:=AVERAGE([Instances.B3:Instances.B32])" office:value-type="float"/>
          <table:table-cell table:formula="of:=AVERAGE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AVERAGE([Instances.F3:Instances.F32])" office:value-type="float"/>
          <table:table-cell table:formula="of:=AVERAGE([Instances.G3:Instances.G32])" office:value-type="float"/>
          <table:table-cell table:formula="of:=MIN([.$B3];[.$C3];[.$D3];[.$E3];[.$F3];[.$G3])" office:value-type="float"/>
          <table:table-cell table:formula="of:=MEDIAN([.$B3];[.$C3];[.$D3];[.$E3];[.$F3];[.$G3])" office:value-type="float"/>
          <table:table-cell table:formula="of:=MAX([.$B3];[.$C3];[.$D3];[.$E3];[.$F3];[.$G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H3:.$H3])^2)^0.5" office:value-type="float"/>
          <table:table-cell table:number-matrix-columns-spanned="1" table:number-matrix-rows-spanned="1" table:formula="of:=SUM(([.C3:.C3]-[.$H3:.$H3])^2)^0.5" office:value-type="float"/>
          <table:table-cell table:number-matrix-columns-spanned="1" table:number-matrix-rows-spanned="1" table:formula="of:=SUM(([.D3:.D3]-[.$H3:.$H3])^2)^0.5" office:value-type="float"/>
          <table:table-cell table:number-matrix-columns-spanned="1" table:number-matrix-rows-spanned="1" table:formula="of:=SUM(([.E3:.E3]-[.$H3:.$H3])^2)^0.5" office:value-type="float"/>
          <table:table-cell table:number-matrix-columns-spanned="1" table:number-matrix-rows-spanned="1" table:formula="of:=SUM(([.F3:.F3]-[.$H3:.$H3])^2)^0.5" office:value-type="float"/>
          <table:table-cell table:number-matrix-columns-spanned="1" table:number-matrix-rows-spanned="1" table:formula="of:=SUM(([.G3:.G3]-[.$H3:.$H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H3:.$H3])" office:value-type="float"/>
          <table:table-cell table:number-matrix-columns-spanned="1" table:number-matrix-rows-spanned="1" table:formula="of:=SUM([.D3:.D3]=[.$H3:.$H3])" office:value-type="float"/>
          <table:table-cell table:number-matrix-columns-spanned="1" table:number-matrix-rows-spanned="1" table:formula="of:=SUM([.E3:.E3]=[.$H3:.$H3])" office:value-type="float"/>
          <table:table-cell table:number-matrix-columns-spanned="1" table:number-matrix-rows-spanned="1" table:formula="of:=SUM([.F3:.F3]=[.$H3:.$H3])" office:value-type="float"/>
          <table:table-cell table:number-matrix-columns-spanned="1" table:number-matrix-rows-spanned="1" table:formula="of:=SUM([.G3:.G3]=[.$H3:.$H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I3:.$I3])" office:value-type="float"/>
          <table:table-cell table:number-matrix-columns-spanned="1" table:number-matrix-rows-spanned="1" table:formula="of:=SUM([.C3:.C3]&lt;[.$I3:.$I3])" office:value-type="float"/>
          <table:table-cell table:number-matrix-columns-spanned="1" table:number-matrix-rows-spanned="1" table:formula="of:=SUM([.D3:.D3]&lt;[.$I3:.$I3])" office:value-type="float"/>
          <table:table-cell table:number-matrix-columns-spanned="1" table:number-matrix-rows-spanned="1" table:formula="of:=SUM([.E3:.E3]&lt;[.$I3:.$I3])" office:value-type="float"/>
          <table:table-cell table:number-matrix-columns-spanned="1" table:number-matrix-rows-spanned="1" table:formula="of:=SUM([.F3:.F3]&lt;[.$I3:.$I3])" office:value-type="float"/>
          <table:table-cell table:number-matrix-columns-spanned="1" table:number-matrix-rows-spanned="1" table:formula="of:=SUM([.G3:.G3]&lt;[.$I3:.$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I3:.$I3])" office:value-type="float"/>
          <table:table-cell table:number-matrix-columns-spanned="1" table:number-matrix-rows-spanned="1" table:formula="of:=SUM([.C3:.C3]&gt;[.$I3:.$I3])" office:value-type="float"/>
          <table:table-cell table:number-matrix-columns-spanned="1" table:number-matrix-rows-spanned="1" table:formula="of:=SUM([.D3:.D3]&gt;[.$I3:.$I3])" office:value-type="float"/>
          <table:table-cell table:number-matrix-columns-spanned="1" table:number-matrix-rows-spanned="1" table:formula="of:=SUM([.E3:.E3]&gt;[.$I3:.$I3])" office:value-type="float"/>
          <table:table-cell table:number-matrix-columns-spanned="1" table:number-matrix-rows-spanned="1" table:formula="of:=SUM([.F3:.F3]&gt;[.$I3:.$I3])" office:value-type="float"/>
          <table:table-cell table:number-matrix-columns-spanned="1" table:number-matrix-rows-spanned="1" table:formula="of:=SUM([.G3:.G3]&gt;[.$I3:.$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J3:.$J3])" office:value-type="float"/>
          <table:table-cell table:number-matrix-columns-spanned="1" table:number-matrix-rows-spanned="1" table:formula="of:=SUM([.C3:.C3]=[.$J3:.$J3])" office:value-type="float"/>
          <table:table-cell table:number-matrix-columns-spanned="1" table:number-matrix-rows-spanned="1" table:formula="of:=SUM([.D3:.D3]=[.$J3:.$J3])" office:value-type="float"/>
          <table:table-cell table:number-matrix-columns-spanned="1" table:number-matrix-rows-spanned="1" table:formula="of:=SUM([.E3:.E3]=[.$J3:.$J3])" office:value-type="float"/>
          <table:table-cell table:number-matrix-columns-spanned="1" table:number-matrix-rows-spanned="1" table:formula="of:=SUM([.F3:.F3]=[.$J3:.$J3])" office:value-type="float"/>
          <table:table-cell table:number-matrix-columns-spanned="1" table:number-matrix-rows-spanned="1" table:formula="of:=SUM([.G3:.G3]=[.$J3:.$J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